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D00002AFF00003393976B638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2cm" svg:height="16.5cm" svg:x="2.5cm" svg:y="2.5cm">
          <draw:image xlink:href="Pictures/2000000D00002AFF00003393976B638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30T15:53:32</meta:creation-date>
    <dc:date>2010-08-30T15:54:25</dc:date>
    <meta:editing-duration>PT00H00M53S</meta:editing-duration>
    <meta:editing-cycles>1</meta:editing-cycles>
    <meta:document-statistic meta:object-count="24"/>
    <meta:generator>OpenOffice.org/3.1$Unix OpenOffice.org_project/310m19$Build-9420</meta:generator>
  </office:meta>
</office:document-meta>
</file>